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weight="bold" style:font-weight-asian="bold"/>
    </style:style>
    <style:style style:name="P3" style:parent-style-name="Standard" style:family="paragraph">
      <style:text-properties fo:font-weight="bold" style:font-weight-asian="bold"/>
    </style:style>
    <style:style style:name="T4" style:parent-style-name="Car.predefinitoparagrafo" style:family="text">
      <style:text-properties fo:font-weight="bold" style:font-weight-asian="bold"/>
    </style:style>
    <style:style style:name="T5" style:parent-style-name="Car.predefinitoparagrafo" style:family="text">
      <style:text-properties fo:font-weight="bold" style:font-weight-asian="bold" fo:color="#FF0000"/>
    </style:style>
    <style:style style:name="T6" style:parent-style-name="Car.predefinitoparagrafo" style:family="text">
      <style:text-properties fo:font-weight="bold" style:font-weight-asian="bold" fo:color="#FF0000"/>
    </style:style>
    <style:style style:name="T7" style:parent-style-name="Car.predefinitoparagrafo" style:family="text">
      <style:text-properties fo:font-weight="bold" style:font-weight-asian="bold"/>
    </style:style>
    <style:style style:name="P8" style:parent-style-name="Standard" style:family="paragraph">
      <style:text-properties fo:font-weight="bold" style:font-weight-asian="bold"/>
    </style:style>
    <style:style style:name="P9" style:parent-style-name="Standard" style:family="paragraph">
      <style:text-properties fo:font-weight="bold" style:font-weight-asian="bold"/>
    </style:style>
    <style:style style:name="P10" style:parent-style-name="Paragrafoelenco" style:list-style-name="LFO6" style:family="paragraph"/>
    <style:style style:name="T11" style:parent-style-name="Car.predefinitoparagrafo" style:family="text">
      <style:text-properties fo:font-weight="bold" style:font-weight-asian="bold" style:font-weight-complex="bold"/>
    </style:style>
    <style:style style:name="P12" style:parent-style-name="Paragrafoelenco" style:list-style-name="LFO6" style:family="paragraph"/>
    <style:style style:name="T13" style:parent-style-name="Car.predefinitoparagrafo" style:family="text">
      <style:text-properties fo:font-weight="bold" style:font-weight-asian="bold" style:font-weight-complex="bold"/>
    </style:style>
    <style:style style:name="T14" style:parent-style-name="Car.predefinitoparagrafo" style:family="text">
      <style:text-properties fo:font-weight="bold" style:font-weight-asian="bold" style:font-weight-complex="bold"/>
    </style:style>
    <style:style style:name="P15" style:parent-style-name="Paragrafoelenco" style:list-style-name="LFO6" style:family="paragraph"/>
    <style:style style:name="T16" style:parent-style-name="Car.predefinitoparagrafo" style:family="text">
      <style:text-properties fo:font-weight="bold" style:font-weight-asian="bold"/>
    </style:style>
    <style:style style:name="P17" style:parent-style-name="Paragrafoelenco" style:list-style-name="LFO6" style:family="paragraph"/>
    <style:style style:name="P18" style:parent-style-name="Paragrafoelenco" style:list-style-name="LFO6" style:family="paragraph"/>
    <style:style style:name="P19" style:parent-style-name="Paragrafoelenco" style:list-style-name="LFO6" style:family="paragraph"/>
    <style:style style:name="T20" style:parent-style-name="Car.predefinitoparagrafo" style:family="text">
      <style:text-properties fo:font-weight="bold" style:font-weight-asian="bold" style:font-weight-complex="bold"/>
    </style:style>
    <style:style style:name="T21" style:parent-style-name="Car.predefinitoparagrafo" style:family="text">
      <style:text-properties fo:font-weight="bold" style:font-weight-asian="bold" style:font-weight-complex="bold"/>
    </style:style>
    <style:style style:name="P22" style:parent-style-name="Paragrafoelenco" style:list-style-name="LFO6" style:family="paragraph"/>
    <style:style style:name="P23" style:parent-style-name="Paragrafoelenco" style:list-style-name="LFO6" style:family="paragraph"/>
    <style:style style:name="T24" style:parent-style-name="Car.predefinitoparagrafo" style:family="text">
      <style:text-properties fo:font-weight="bold" style:font-weight-asian="bold" style:font-weight-complex="bold"/>
    </style:style>
    <style:style style:name="P25" style:parent-style-name="Paragrafoelenco" style:list-style-name="LFO6" style:family="paragraph"/>
    <style:style style:name="T26" style:parent-style-name="Car.predefinitoparagrafo" style:family="text">
      <style:text-properties fo:font-weight="bold" style:font-weight-asian="bold" style:font-weight-complex="bold"/>
    </style:style>
    <style:style style:name="T27" style:parent-style-name="Car.predefinitoparagrafo" style:family="text">
      <style:text-properties fo:font-weight="bold" style:font-weight-asian="bold" style:font-weight-complex="bold"/>
    </style:style>
    <style:style style:name="P28" style:parent-style-name="Paragrafoelenco" style:list-style-name="LFO6" style:family="paragraph">
      <style:paragraph-properties fo:margin-left="0.4333in" fo:text-indent="-0.2361in">
        <style:tab-stops/>
      </style:paragraph-properties>
    </style:style>
    <style:style style:name="P29" style:parent-style-name="Paragrafoelenco" style:list-style-name="LFO6" style:family="paragraph">
      <style:paragraph-properties fo:margin-left="0.4333in" fo:text-indent="-0.2361in">
        <style:tab-stops/>
      </style:paragraph-properties>
    </style:style>
    <style:style style:name="P30" style:parent-style-name="Paragrafoelenco" style:list-style-name="LFO6" style:family="paragraph">
      <style:paragraph-properties fo:margin-left="0.4333in" fo:text-indent="-0.2361in">
        <style:tab-stops/>
      </style:paragraph-properties>
    </style:style>
    <style:style style:name="P31" style:parent-style-name="Paragrafoelenco" style:list-style-name="LFO6" style:family="paragraph">
      <style:paragraph-properties fo:margin-left="0.4333in" fo:text-indent="-0.2361in">
        <style:tab-stops/>
      </style:paragraph-properties>
    </style:style>
    <style:style style:name="T32" style:parent-style-name="Car.predefinitoparagrafo" style:family="text">
      <style:text-properties fo:font-weight="bold" style:font-weight-asian="bold"/>
    </style:style>
    <style:style style:name="P33" style:parent-style-name="Paragrafoelenco" style:list-style-name="WWNum3" style:family="paragraph"/>
    <style:style style:name="T34" style:parent-style-name="Car.predefinitoparagrafo" style:family="text">
      <style:text-properties fo:font-weight="bold" style:font-weight-asian="bold" style:font-weight-complex="bold"/>
    </style:style>
    <style:style style:name="P35" style:parent-style-name="Paragrafoelenco" style:list-style-name="WWNum3" style:family="paragraph"/>
    <style:style style:name="T36" style:parent-style-name="Car.predefinitoparagrafo" style:family="text">
      <style:text-properties fo:font-weight="bold" style:font-weight-asian="bold" style:font-weight-complex="bold"/>
    </style:style>
    <style:style style:name="P37" style:parent-style-name="Paragrafoelenco" style:list-style-name="WWNum3" style:family="paragraph"/>
    <style:style style:name="T38" style:parent-style-name="Car.predefinitoparagrafo" style:family="text">
      <style:text-properties fo:font-weight="bold" style:font-weight-asian="bold"/>
    </style:style>
    <style:style style:name="P39" style:parent-style-name="Paragrafoelenco" style:list-style-name="WWNum3" style:family="paragraph"/>
    <style:style style:name="T40" style:parent-style-name="Car.predefinitoparagrafo" style:family="text">
      <style:text-properties fo:font-weight="bold" style:font-weight-asian="bold" style:font-weight-complex="bold"/>
    </style:style>
    <style:style style:name="P41" style:parent-style-name="Paragrafoelenco" style:list-style-name="WWNum3" style:family="paragraph"/>
    <style:style style:name="T42" style:parent-style-name="Car.predefinitoparagrafo" style:family="text">
      <style:text-properties fo:font-weight="bold" style:font-weight-asian="bold" style:font-weight-complex="bold"/>
    </style:style>
    <style:style style:name="P43" style:parent-style-name="Paragrafoelenco" style:list-style-name="WWNum3" style:family="paragraph"/>
    <style:style style:name="T44" style:parent-style-name="Car.predefinitoparagrafo" style:family="text">
      <style:text-properties fo:font-weight="bold" style:font-weight-asian="bold" style:font-weight-complex="bold"/>
    </style:style>
    <style:style style:name="P45" style:parent-style-name="Paragrafoelenco" style:list-style-name="WWNum3" style:family="paragraph"/>
    <style:style style:name="T46" style:parent-style-name="Car.predefinitoparagrafo" style:family="text">
      <style:text-properties fo:font-weight="bold" style:font-weight-asian="bold"/>
    </style:style>
    <style:style style:name="P47" style:parent-style-name="Standard" style:family="paragraph">
      <style:text-properties fo:font-weight="bold" style:font-weight-asian="bold"/>
    </style:style>
    <style:style style:name="P48" style:parent-style-name="Paragrafoelenco" style:list-style-name="WWNum4" style:family="paragraph"/>
    <style:style style:name="T49" style:parent-style-name="Car.predefinitoparagrafo" style:family="text">
      <style:text-properties fo:font-weight="bold" style:font-weight-asian="bold"/>
    </style:style>
    <style:style style:name="T50" style:parent-style-name="Car.predefinitoparagrafo" style:family="text">
      <style:text-properties fo:font-weight="bold" style:font-weight-asian="bold"/>
    </style:style>
  </office:automatic-styles>
  <office:body>
    <office:text text:use-soft-page-breaks="true">
      <text:p text:style-name="P1">Queste sono le domande che abbiamo trovato fino ad ora per il quesito3.</text:p>
      <text:p text:style-name="P2"/>
      <text:p text:style-name="P3">Cercate altre domande e spunti da poter sviluppare.</text:p>
      <text:p text:style-name="Standard"><text:span text:style-name="T4">Scaricate questo file, aggiungete il vostro quesito<text:s/></text:span><text:span text:style-name="T5">ENTRO<text:s/></text:span><text:span text:style-name="T6">STASERA</text:span><text:span text:style-name="T7"><text:s/>e ricaricatelo su github inserendo nel commit un commento che mi faccia capire chi è l’ultimo ad aver caricato.</text:span></text:p>
      <text:p text:style-name="P8"/>
      <text:p text:style-name="P9">Se scegliete una di queste tematiche mettetela in grasseto e scrivetela accanto al vostro nome.</text:p>
      <text:p text:style-name="Standard"/>
      <text:list text:style-name="LFO6" text:continue-numbering="true">
        <text:list-item>
          <text:p text:style-name="P10"><text:span text:style-name="T11">Perché passare al digitale?</text:span></text:p>
        </text:list-item>
        <text:list-item>
          <text:p text:style-name="P12"><text:span text:style-name="T13">Cosa succe</text:span><text:span text:style-name="T14">de con la digitalizzazione in azienda? (aspetti sociali, nuovi posti di lavoro, retribuzioni, ore lavorative)</text:span></text:p>
        </text:list-item>
        <text:list-item>
          <text:p text:style-name="P15"><text:span text:style-name="T16">Panorama utopico</text:span></text:p>
        </text:list-item>
        <text:list-item>
          <text:p text:style-name="P17">Posti di lavoro creati dalla tecnologia o dall’intelletto?</text:p>
        </text:list-item>
        <text:list-item>
          <text:p text:style-name="P18">Sicurezza informatizzata in ambito aziendale (pregi e difetti)</text:p>
        </text:list-item>
        <text:list-item>
          <text:p text:style-name="P19"><text:span text:style-name="T20">Prima e</text:span><text:span text:style-name="T21"><text:s/>dopo la rivoluzione industriale (situazione sociale e tecnologica)</text:span></text:p>
        </text:list-item>
        <text:list-item>
          <text:p text:style-name="P22">Posti di lavoro informatizzati che dipendono ancora da lavoratori o dalle macchine?</text:p>
        </text:list-item>
        <text:list-item>
          <text:p text:style-name="P23"><text:span text:style-name="T24">Quali sono i posti minacciati dal progresso tecnologico?</text:span></text:p>
        </text:list-item>
        <text:list-item>
          <text:p text:style-name="P25"><text:span text:style-name="T26">L'innovazione tecnologica è un'opportunità o un</text:span><text:span text:style-name="T27"><text:s/>pericolo per il lavoro?</text:span></text:p>
        </text:list-item>
        <text:list-item>
          <text:p text:style-name="P28"><text:s/><text:s/>Quale è la ricetta per fermare la continua perdita di posti di <text:s text:c="2"/><text:tab/>lavoro dovuta allo sviluppo di nuove tecnologie?</text:p>
        </text:list-item>
        <text:list-item>
          <text:p text:style-name="P29"><text:s/><text:s/>Quali sono le categorie di lavoro più a rischio?</text:p>
        </text:list-item>
        <text:list-item>
          <text:p text:style-name="P30"><text:s/><text:s/>Cosa possono fare gli stati per contrastare la sostituzione del<text:s/><text:tab/>uomo con la macchina?</text:p>
        </text:list-item>
        <text:list-item>
          <text:p text:style-name="P31"><text:s/><text:s/><text:span text:style-name="T32">Cos’è la disruption? (Spiegazione del termine ed esempi) <text:s/></text:span></text:p>
        </text:list-item>
      </text:list>
      <text:p text:style-name="Paragrafoelenco"/>
      <text:p text:style-name="Standard">Scelte:</text:p>
      <text:list text:style-name="WWNum3">
        <text:list-item>
          <text:p text:style-name="P33">Yano:<text:s/><text:span text:style-name="T34">6</text:span></text:p>
        </text:list-item>
        <text:list-item>
          <text:p text:style-name="P35">Gigi:<text:span text:style-name="T36"><text:s/>9</text:span></text:p>
        </text:list-item>
        <text:list-item>
          <text:p text:style-name="P37">Jova:<text:s/><text:span text:style-name="T38">3</text:span></text:p>
        </text:list-item>
        <text:list-item>
          <text:p text:style-name="P39">Omi:<text:s/><text:span text:style-name="T40">2</text:span></text:p>
        </text:list-item>
        <text:list-item>
          <text:p text:style-name="P41">Sgalla:<text:span text:style-name="T42"><text:s/>1</text:span></text:p>
        </text:list-item>
        <text:list-item>
          <text:p text:style-name="P43">Argio:<text:s/><text:span text:style-name="T44">8</text:span></text:p>
        </text:list-item>
        <text:list-item>
          <text:p text:style-name="P45">Fabietto:<text:s/><text:span text:style-name="T46">13</text:span></text:p>
        </text:list-item>
      </text:list>
      <text:p text:style-name="Standard"/>
      <text:p text:style-name="Standard"/>
      <text:p text:style-name="P47">Una volta scelta la tematica, creare:</text:p>
      <text:list text:style-name="WWNum4">
        <text:list-item>
          <text:p text:style-name="P48"><text:span text:style-name="T49">un file di testo .doc con la teoria e le argomentazioni (in<text:s/></text:span><text:span text:style-name="T50">modo discorsivo) del tema scelto un file powerpoint nel quale (minimo 4 slide) svilupperete la tematica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mbria" style:font-name-asian="MS Mincho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roid Sans Fallback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style:font-name-complex="FreeSans"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Paragrafoelenco" style:display-name="Paragrafo elenco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NumberingSymbols" style:display-name="Numbering Symbols" style:family="text"/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text:list-style style:name="WWNum1" style:display-name="WWNum1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text:list-style style:name="WWNum2" style:display-name="WWNum2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text:list-style style:name="WWNum3" style:display-name="WWNum3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text:list-style style:name="WWNum4" style:display-name="WWNum4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tefano Carta</meta:initial-creator>
    <dc:creator>Fabio</dc:creator>
    <meta:creation-date>2016-03-23T12:01:00Z</meta:creation-date>
    <dc:date>2016-03-23T22:08:00Z</dc:date>
    <meta:template xlink:href="Normal" xlink:type="simple"/>
    <meta:editing-cycles>17</meta:editing-cycles>
    <meta:editing-duration>PT3960S</meta:editing-duration>
    <meta:user-defined meta:name="AppVersion">14.0000</meta:user-defined>
    <meta:user-defined meta:name="Company">yan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3" meta:word-count="234" meta:character-count="1567" meta:row-count="11" meta:non-whitespace-character-count="1336"/>
  </office:meta>
</office:document-meta>
</file>